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rmorant SC" svg:font-family="'Cormorant SC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rmorant SC1" svg:font-family="'Cormorant S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007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4007in"/>
    </style:style>
    <style:style style:name="Table1.1" style:family="table-row">
      <style:table-row-properties style:min-row-height="0.4576in" fo:keep-together="auto"/>
    </style:style>
    <style:style style:name="Table1.A1" style:family="table-cell">
      <style:table-cell-properties style:vertical-align="middle" fo:padding="0.0694in" fo:border-left="none" fo:border-right="none" fo:border-top="1pt solid #1b578d" fo:border-bottom="1pt solid #1b578d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in" fo:border-left="none" fo:border-right="none" fo:border-top="1pt solid #1b578d" fo:border-bottom="2.25pt solid #1b578d"/>
    </style:style>
    <style:style style:name="P1" style:family="paragraph" style:parent-style-name="Standard">
      <style:paragraph-properties fo:text-align="center" style:justify-single-word="false"/>
      <style:text-properties fo:color="#1b578d" style:font-name="Georgia" fo:font-size="1pt" fo:font-weight="bold" style:font-name-asian="Georgia1" style:font-size-asian="1pt" style:font-weight-asian="bold" style:font-name-complex="Georgia1" style:font-size-complex="1pt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  <style:text-properties style:font-name="Georgia" fo:font-size="10pt" style:font-name-asian="Georgia1" style:font-size-asian="10pt" style:font-name-complex="Georgia1" style:font-size-complex="10pt"/>
    </style:style>
    <style:style style:name="P5" style:family="paragraph" style:parent-style-name="Standard">
      <style:paragraph-properties fo:line-height="75%" fo:text-align="center" style:justify-single-word="false" fo:break-before="auto" fo:break-after="auto" fo:padding-left="0in" fo:padding-right="0in" fo:padding-top="0in" fo:padding-bottom="0.028in" fo:border-left="none" fo:border-right="none" fo:border-top="none" fo:border-bottom="0.99pt solid #1b578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75%" fo:text-align="start" style:justify-single-word="false" fo:keep-together="auto" fo:orphans="0" fo:widows="0" fo:text-indent="0in" style:auto-text-indent="false" fo:break-before="auto" fo:break-after="auto" fo:padding-left="0in" fo:padding-right="0in" fo:padding-top="0in" fo:padding-bottom="0.028in" fo:border-left="none" fo:border-right="none" fo:border-top="none" fo:border-bottom="0.99pt solid #1b578d" fo:keep-with-next="auto"/>
      <style:text-properties fo:color="#1b578d" style:font-name="Cormorant SC" fo:font-size="20pt" fo:font-weight="bold" style:font-name-asian="Cormorant SC1" style:font-size-asian="20pt" style:font-weight-asian="bold" style:font-name-complex="Cormorant SC1" style:font-size-complex="2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75%" fo:text-align="center" style:justify-single-word="false" fo:keep-together="auto" fo:orphans="0" fo:widows="0" fo:text-indent="0in" style:auto-text-indent="false" fo:break-before="auto" fo:break-after="auto" fo:padding-left="0in" fo:padding-right="0in" fo:padding-top="0in" fo:padding-bottom="0.028in" fo:border-left="none" fo:border-right="none" fo:border-top="none" fo:border-bottom="0.99pt solid #1b578d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style:page-number="1" fo:break-before="auto" fo:break-after="auto"/>
      <style:text-properties fo:font-size="14pt" style:font-size-asian="14pt" style:font-size-complex="14pt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color="#1b578d" style:font-name="Cormorant SC" fo:font-size="28pt" fo:font-weight="bold" style:font-name-asian="Cormorant SC1" style:font-size-asian="28pt" style:font-weight-asian="bold" style:font-name-complex="Cormorant SC1" style:font-size-complex="28pt"/>
    </style:style>
    <style:style style:name="T2" style:family="text">
      <style:text-properties fo:color="#1b578d" style:font-name="Cormorant SC" fo:font-size="20pt" fo:font-weight="bold" style:font-name-asian="Cormorant SC1" style:font-size-asian="20pt" style:font-weight-asian="bold" style:font-name-complex="Cormorant SC1" style:font-size-complex="20pt"/>
    </style:style>
    <style:style style:name="T3" style:family="text">
      <style:text-properties style:font-name="Georgia" fo:font-size="12pt" style:font-name-asian="Georgia1" style:font-size-asian="12pt" style:font-name-complex="Georgia1" style:font-size-complex="12pt"/>
    </style:style>
    <style:style style:name="T4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5" style:family="text">
      <style:text-properties style:font-name="Georgia" fo:font-size="12pt" fo:font-style="italic" style:font-name-asian="Georgia1" style:font-size-asian="12pt" style:font-style-asian="italic" style:font-name-complex="Georgia1" style:font-size-complex="12pt"/>
    </style:style>
    <style:style style:name="T6" style:family="text">
      <style:text-properties style:font-name="Georgia" style:font-name-asian="Georgia1" style:font-name-complex="Georgia1"/>
    </style:style>
    <style:style style:name="T7" style:family="text">
      <style:text-properties style:font-name="Georgia" fo:font-weight="bold" style:font-name-asian="Georgia1" style:font-weight-asian="bold" style:font-name-complex="Georgia1"/>
    </style:style>
    <style:style style:name="T8" style:family="text">
      <style:text-properties style:font-name="Georgia" fo:font-style="italic" style:font-name-asian="Georgia1" style:font-style-asian="italic" style:font-name-complex="Georgia1"/>
    </style:style>
    <style:style style:name="T9" style:family="text">
      <style:text-properties fo:color="#1155cc" style:font-name="Georgia" fo:font-size="12pt" style:text-underline-style="solid" style:text-underline-width="auto" style:text-underline-color="font-color" style:font-name-asian="Georgia1" style:font-size-asian="12pt" style:font-name-complex="Georgia1" style:font-size-complex="12pt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Roy Ott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</table:table-row>
      </table:table>
      <text:p text:style-name="P3"><text:span text:style-name="T3">Austin, TX <text:s/>78723 ♦ </text:span><text:a xlink:type="simple" xlink:href="mailto:theroyott@gmail.com" text:style-name="ListLabel_20_10" text:visited-style-name="ListLabel_20_10"><text:span text:style-name="T9">theroyott@gmail.com</text:span></text:a><text:span text:style-name="T3"> ♦ </text:span><text:a xlink:type="simple" xlink:href="http://royott.com/" text:style-name="ListLabel_20_10" text:visited-style-name="ListLabel_20_10"><text:span text:style-name="T9">Portfolio</text:span></text:a></text:p>
      <text:p text:style-name="P3"><text:span text:style-name="T3">Link: </text:span><text:a xlink:type="simple" xlink:href="http://royott.com/" text:style-name="ListLabel_20_10" text:visited-style-name="ListLabel_20_10"><text:span text:style-name="T9">http://royott.com/</text:span></text:a></text:p>
      <text:p text:style-name="P4"/>
      <text:p text:style-name="P5"><text:span text:style-name="T2">Skills</text:span></text:p>
      <text:section text:style-name="Sect1" text:name="TextSection">
        <text:list xml:id="list4036885283" text:style-name="WWNum1">
          <text:list-item>
            <text:p text:style-name="P11"><text:span text:style-name="T6">C# scripting</text:span></text:p>
          </text:list-item>
          <text:list-item>
            <text:p text:style-name="P11"><text:span text:style-name="T6">Unity Expertise</text:span></text:p>
          </text:list-item>
          <text:list-item>
            <text:p text:style-name="P11"><text:span text:style-name="T6">Documentation Writing</text:span></text:p>
          </text:list-item>
          <text:list-item>
            <text:p text:style-name="P11"><text:span text:style-name="T6">Experience with Unity Fmod Integration</text:span></text:p>
          </text:list-item>
          <text:list-item>
            <text:p text:style-name="P11"><text:span text:style-name="T6">Experience with Probuilder</text:span></text:p>
          </text:list-item>
          <text:list-item>
            <text:p text:style-name="P11"><text:span text:style-name="T6">Analytical Thinking Skills</text:span></text:p>
          </text:list-item>
          <text:list-item>
            <text:p text:style-name="P11"><text:span text:style-name="T6">Microsoft Office/Google Suit</text:span></text:p>
          </text:list-item>
        </text:list>
      </text:section>
      <text:section text:style-name="Sect2" text:name="Section1">
        <text:p text:style-name="P7"/>
        <text:p text:style-name="P8"><text:span text:style-name="T2">Project Experience</text:span></text:p>
        <text:p text:style-name="P2"><text:span text:style-name="T4">F=MA (Student Project)</text:span></text:p>
        <text:list xml:id="list124812648915761" text:continue-numbering="true" text:style-name="WWNum1">
          <text:list-item>
            <text:p text:style-name="P11"><text:span text:style-name="T6">Acted as the projects creative lead/main programmer which gave me the opportunity to interface with all other disciplines of production (Art, Animation, Sound, etc)</text:span></text:p>
          </text:list-item>
          <text:list-item>
            <text:p text:style-name="P11"><text:span text:style-name="T6">Designed and Implemented unique AIs that challenged the player interesting ways</text:span></text:p>
          </text:list-item>
          <text:list-item>
            <text:p text:style-name="P11"><text:span text:style-name="T6">Designed and Implemented a custom collision system to handle player and movement at high speeds</text:span></text:p>
          </text:list-item>
          <text:list-item>
            <text:p text:style-name="P11"><text:span text:style-name="T6">Designed and Implemented overhead systems to handle Tutorial events and level spawning</text:span></text:p>
          </text:list-item>
          <text:list-item>
            <text:p text:style-name="P12"><text:span text:style-name="T6">Implemented art, animation, and sound assets into the game</text:span></text:p>
          </text:list-item>
        </text:list>
        <text:p text:style-name="P6"><text:span text:style-name="T4">Snakes?</text:span></text:p>
        <text:list xml:id="list124812823050144" text:continue-numbering="true" text:style-name="WWNum1">
          <text:list-item>
            <text:p text:style-name="P13"><text:span text:style-name="T6">Built and created core gameplay loop over the course of eight hours</text:span></text:p>
          </text:list-item>
          <text:list-item>
            <text:p text:style-name="P13"><text:span text:style-name="T6">Used iterative design to refine the core gameplay loop</text:span></text:p>
          </text:list-item>
          <text:list-item>
            <text:p text:style-name="P13"><text:soft-page-break/><text:span text:style-name="T6">Used limited art and sound <text:s/>assets to create a complete product</text:span></text:p>
          </text:list-item>
          <text:list-item>
            <text:p text:style-name="P14"><text:span text:style-name="T6">Learned to build out to Web GL to run in HTML 5</text:span></text:p>
          </text:list-item>
        </text:list>
        <text:p text:style-name="P6"><text:span text:style-name="T4">Dungeon World Hacks</text:span></text:p>
        <text:list xml:id="list124812527156780" text:continue-numbering="true" text:style-name="WWNum1">
          <text:list-item>
            <text:p text:style-name="P13"><text:span text:style-name="T6">Worked to design a concept given to me by a third party</text:span></text:p>
          </text:list-item>
          <text:list-item>
            <text:p text:style-name="P13"><text:span text:style-name="T6">Critiqued, review, and playtested to refine the experience with the third party</text:span></text:p>
          </text:list-item>
          <text:list-item>
            <text:p text:style-name="P13"><text:span text:style-name="T6">Wrote out clear and concise documentation on how the rules of the design worked</text:span></text:p>
          </text:list-item>
          <text:list-item>
            <text:p text:style-name="P14"><text:span text:style-name="T6">Designed an experience while being limited to the constraints of <text:s/>a pre-existing game system</text:span></text:p>
          </text:list-item>
        </text:list>
        <text:p text:style-name="P5"><text:span text:style-name="T2">Work History</text:span></text:p>
        <text:p text:style-name="P6"><text:span text:style-name="T4">Theater Technician, Volunteer </text:span><text:span text:style-name="T7"><text:s/></text:span><text:span text:style-name="T8">(August 2017 - December 2019)</text:span></text:p>
        <text:p text:style-name="P6"><text:span text:style-name="T4">Mosaic Children’s Theatre </text:span><text:span text:style-name="T3">− Austin, TX</text:span></text:p>
        <text:list xml:id="list124812258470644" text:continue-numbering="true" text:style-name="WWNum1">
          <text:list-item>
            <text:p text:style-name="P13"><text:span text:style-name="T6">Created Props utilizing 3D printing, electrical wiring, mechanical gears, and lighting effects.</text:span></text:p>
          </text:list-item>
          <text:list-item>
            <text:p text:style-name="P13"><text:span text:style-name="T6">Managed sound and lighting effects during performances.</text:span></text:p>
          </text:list-item>
          <text:list-item>
            <text:p text:style-name="P14"><text:span text:style-name="T6">Supported Stage Manager and Performers by transitioning set pieces and organizing props on cue.</text:span></text:p>
          </text:list-item>
        </text:list>
        <text:p text:style-name="P5"><text:span text:style-name="T2">Education</text:span></text:p>
        <text:p text:style-name="Standard"><text:span text:style-name="T4">Associate of Applied Science in Game Design </text:span><text:span text:style-name="T3">− </text:span><text:span text:style-name="T5">Austin Community College (August 2021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rmorant SC" svg:font-family="'Cormorant SC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rmorant SC1" svg:font-family="'Cormorant SC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Georgia" fo:font-family="Georgia" style:font-family-generic="roman" style:font-pitch="variable" fo:font-size="12pt" style:text-underline-style="solid" style:text-underline-width="auto" style:text-underline-color="font-color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992in" fo:margin-right="0.5in" style:writing-mode="lr-tb" style:layout-grid-color="#c0c0c0" style:layout-grid-lines="2667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6" meta:word-count="294" meta:character-count="1809" meta:non-whitespace-character-count="1570"/>
    <meta:generator>LibreOfficeDev/6.0.5.2$Linux_X86_64 LibreOffice_project/</meta:generator>
  </office:meta>
</office:document-meta>
</file>